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jpeg" manifest:full-path="Pictures/0.jpg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fo:font-size="14pt"/>
    </style:style>
    <style:style style:family="text" style:name="T2" style:display-name="T2">
      <style:text-properties fo:color="#980000" fo:font-size="14pt" fo:font-style="italic"/>
    </style:style>
    <style:style style:family="text" style:name="T3" style:display-name="T3"/>
    <style:style style:family="paragraph" style:name="P10" style:display-name="P10" style:parent-style-name="Normal">
      <style:paragraph-properties fo:text-align="center" fo:line-height="100%" fo:margin-top="0cm" fo:margin-bottom="0cm" fo:padding-bottom="0cm" fo:padding-left="0cm" fo:padding-right="0cm" fo:padding-top="0cm"/>
      <style:text-properties style:font-name="Trebuchet MS" fo:font-size="16pt"/>
    </style:style>
    <style:style style:family="paragraph" style:name="P11" style:display-name="P11" style:parent-style-name="Normal">
      <style:paragraph-properties fo:text-align="justify" fo:margin-top="0cm" fo:margin-bottom="0cm" fo:padding-bottom="0cm" fo:padding-left="0cm" fo:padding-right="0cm" fo:padding-top="0cm"/>
    </style:style>
    <style:style style:family="paragraph" style:name="P12" style:display-name="P12" style:parent-style-name="Normal">
      <style:paragraph-properties fo:margin-top="0cm" fo:margin-bottom="0cm" fo:padding-bottom="0cm" fo:padding-left="0cm" fo:padding-right="0cm" fo:padding-top="0cm"/>
      <style:text-properties style:font-name="Trebuchet MS"/>
    </style:style>
    <style:style style:family="paragraph" style:name="P13" style:display-name="P13" style:parent-style-name="Normal">
      <style:paragraph-properties fo:line-height="100%" fo:widows="0" fo:orphans="0" fo:margin-top="0cm" fo:margin-bottom="0cm" fo:break-before="page" fo:padding-bottom="0cm" fo:padding-left="0cm" fo:padding-right="0cm" fo:padding-top="0cm"/>
      <style:text-properties style:font-name="Trebuchet MS" fo:font-size="12pt"/>
    </style:style>
    <style:style style:family="paragraph" style:name="P1" style:display-name="P1" style:parent-style-name="Title">
      <style:paragraph-properties fo:text-align="center" fo:text-indent="0cm" fo:margin-left="0cm" fo:margin-right="0cm" fo:margin-top="0cm" fo:margin-bottom="0cm" fo:break-before="page" fo:padding-bottom="0cm" fo:padding-left="0cm" fo:padding-right="0cm" fo:padding-top="0cm"/>
    </style:style>
    <style:style style:family="paragraph" style:name="P2" style:display-name="P2" style:parent-style-name="Title">
      <style:paragraph-properties fo:text-align="center" fo:text-indent="0cm" fo:margin-left="0cm" fo:margin-right="0cm" fo:margin-top="0cm" fo:margin-bottom="0cm" fo:padding-bottom="0cm" fo:padding-left="0cm" fo:padding-right="0cm" fo:padding-top="0cm"/>
    </style:style>
    <style:style style:family="paragraph" style:name="P3" style:display-name="P3" style:parent-style-name="Subtitle">
      <style:paragraph-properties fo:text-align="center" fo:margin-top="0cm" fo:margin-bottom="0.353cm" fo:padding-bottom="0cm" fo:padding-left="0cm" fo:padding-right="0cm" fo:padding-top="0cm"/>
    </style:style>
    <style:style style:family="paragraph" style:name="P4" style:display-name="P4" style:parent-style-name="Normal">
      <style:paragraph-properties fo:text-align="center" fo:text-indent="0cm" fo:margin-left="0cm" fo:margin-right="0cm" fo:margin-top="0cm" fo:margin-bottom="0cm" fo:padding-bottom="0cm" fo:padding-left="0cm" fo:padding-right="0cm" fo:padding-top="0cm"/>
    </style:style>
    <style:style style:family="paragraph" style:name="P5" style:display-name="P5" style:parent-style-name="Normal">
      <style:paragraph-properties fo:text-align="center" fo:text-indent="0cm" fo:margin-left="0cm" fo:margin-right="0cm" fo:margin-top="0cm" fo:margin-bottom="0cm" fo:padding-bottom="0cm" fo:padding-left="0cm" fo:padding-right="0cm" fo:padding-top="0cm"/>
      <style:text-properties fo:color="#434343" fo:font-size="14pt"/>
    </style:style>
    <style:style style:family="paragraph" style:name="P6" style:display-name="P6" style:parent-style-name="Normal">
      <style:paragraph-properties fo:margin-top="0cm" fo:margin-bottom="0cm" fo:padding-bottom="0cm" fo:padding-left="0cm" fo:padding-right="0cm" fo:padding-top="0cm"/>
    </style:style>
    <style:style style:family="paragraph" style:name="P7" style:display-name="P7" style:parent-style-name="Normal"/>
    <style:style style:family="paragraph" style:name="P8" style:display-name="P8" style:parent-style-name="Normal">
      <style:paragraph-properties fo:line-height="100%" fo:margin-top="0cm" fo:margin-bottom="0cm" fo:padding-bottom="0cm" fo:padding-left="0cm" fo:padding-right="0cm" fo:padding-top="0cm"/>
    </style:style>
    <style:style style:family="paragraph" style:name="P9" style:display-name="P9">
      <style:paragraph-properties fo:break-before="page"/>
    </style:style>
    <style:style style:family="paragraph" style:name="P16" style:display-name="P16" style:parent-style-name="Normal">
      <style:paragraph-properties fo:text-align="left" fo:text-indent="0cm" fo:line-height="100%" fo:widows="0" fo:orphans="0" fo:margin-left="0cm" fo:margin-right="0cm" fo:margin-top="0cm" fo:margin-bottom="0cm" fo:break-before="page" fo:padding-bottom="0cm" fo:padding-left="0cm" fo:padding-right="0cm" fo:padding-top="0cm"/>
      <style:text-properties style:font-name="Trebuchet MS" fo:font-size="12pt"/>
    </style:style>
    <style:style style:family="paragraph" style:name="P14" style:display-name="P14" style:parent-style-name="Normal">
      <style:paragraph-properties fo:line-height="100%" fo:widows="0" fo:orphans="0" fo:margin-top="0cm" fo:margin-bottom="0cm" fo:padding-bottom="0cm" fo:padding-left="0cm" fo:padding-right="0cm" fo:padding-top="0cm"/>
      <style:text-properties style:font-name="Trebuchet MS" fo:font-size="12pt"/>
    </style:style>
    <style:style style:family="paragraph" style:name="P18" style:display-name="P18" style:parent-style-name="Normal">
      <style:paragraph-properties fo:text-align="left" fo:margin-top="0cm" fo:margin-bottom="0cm" fo:padding-bottom="0cm" fo:padding-left="0cm" fo:padding-right="0cm" fo:padding-top="0cm"/>
      <style:text-properties style:font-name="Trebuchet MS"/>
    </style:style>
    <style:style style:family="paragraph" style:name="P15" style:display-name="P15" style:parent-style-name="Normal">
      <style:paragraph-properties fo:text-align="left" fo:text-indent="0cm" fo:line-height="100%" fo:widows="0" fo:orphans="0" fo:margin-left="0cm" fo:margin-right="0cm" fo:margin-top="0cm" fo:margin-bottom="0cm" fo:padding-bottom="0cm" fo:padding-left="0cm" fo:padding-right="0cm" fo:padding-top="0cm"/>
      <style:text-properties style:font-name="Trebuchet MS" fo:font-size="12pt"/>
    </style:style>
    <style:style style:family="paragraph" style:name="P19" style:display-name="P19" style:parent-style-name="Normal">
      <style:paragraph-properties fo:text-align="left" fo:margin-top="0cm" fo:margin-bottom="0cm" fo:padding-bottom="0cm" fo:padding-left="0cm" fo:padding-right="0cm" fo:padding-top="0cm"/>
    </style:style>
    <style:style style:family="paragraph" style:name="P17" style:display-name="P17" style:parent-style-name="Normal">
      <style:paragraph-properties fo:text-align="center" fo:margin-top="0cm" fo:margin-bottom="0cm" fo:padding-bottom="0cm" fo:padding-left="0cm" fo:padding-right="0cm" fo:padding-top="0cm"/>
      <style:text-properties style:font-name="Trebuchet MS" fo:font-size="16pt"/>
    </style:style>
    <style:style style:family="section" style:name="Sect1" style:display-name="Sect1"/>
    <style:style style:family="table" style:name="Table3" style:display-name="Table3">
      <style:table-properties style:width="15.822000cm" table:align="left"/>
    </style:style>
    <style:style style:family="table" style:name="Table4" style:display-name="Table4">
      <style:table-properties style:width="16.007000cm" table:align="margins" fo:margin-left="-0.206cm"/>
    </style:style>
    <style:style style:family="table" style:name="Table1" style:display-name="Table1">
      <style:table-properties style:width="15.875000cm" table:align="margins" fo:margin-left="-0.243cm"/>
    </style:style>
    <style:style style:family="table" style:name="Table2" style:display-name="Table2">
      <style:table-properties style:width="15.796000cm" table:align="margins" fo:margin-left="-0.206cm"/>
    </style:style>
    <style:style style:family="table-column" style:name="Table3-col1" style:display-name="Table3.col1">
      <style:table-column-properties style:column-width="12.222cm"/>
    </style:style>
    <style:style style:family="table-column" style:name="Table3-col2" style:display-name="Table3.col2">
      <style:table-column-properties style:column-width="1.72cm"/>
    </style:style>
    <style:style style:family="table-column" style:name="Table3-col3" style:display-name="Table3.col3">
      <style:table-column-properties style:column-width="1.88cm"/>
    </style:style>
    <style:style style:family="table-column" style:name="Table4-col1" style:display-name="Table4.col1">
      <style:table-column-properties style:column-width="11.033cm"/>
    </style:style>
    <style:style style:family="table-column" style:name="Table4-col2" style:display-name="Table4.col2">
      <style:table-column-properties style:column-width="1.561cm"/>
    </style:style>
    <style:style style:family="table-column" style:name="Table4-col3" style:display-name="Table4.col3">
      <style:table-column-properties style:column-width="1.667cm"/>
    </style:style>
    <style:style style:family="table-column" style:name="Table4-col4" style:display-name="Table4.col4">
      <style:table-column-properties style:column-width="1.746cm"/>
    </style:style>
    <style:style style:family="table-column" style:name="Table1-col1" style:display-name="Table1.col1">
      <style:table-column-properties style:column-width="3.519cm"/>
    </style:style>
    <style:style style:family="table-column" style:name="Table1-col2" style:display-name="Table1.col2">
      <style:table-column-properties style:column-width="12.356cm"/>
    </style:style>
    <style:style style:family="table-column" style:name="Table2-col1" style:display-name="Table2.col1">
      <style:table-column-properties style:column-width="12.383cm"/>
    </style:style>
    <style:style style:family="table-column" style:name="Table2-col2" style:display-name="Table2.col2">
      <style:table-column-properties style:column-width="1.799cm"/>
    </style:style>
    <style:style style:family="table-column" style:name="Table2-col3" style:display-name="Table2.col3">
      <style:table-column-properties style:column-width="1.614cm"/>
    </style:style>
    <style:style style:family="table-row" style:name="Table4-row3" style:display-name="Table4.row3">
      <style:table-row-properties style:min-row-height="0.62cm"/>
    </style:style>
    <style:style style:family="table-row" style:name="Table4-row4" style:display-name="Table4.row4">
      <style:table-row-properties style:min-row-height="0.62cm"/>
    </style:style>
    <style:style style:family="table-row" style:name="Table4-row5" style:display-name="Table4.row5">
      <style:table-row-properties style:min-row-height="0.62cm"/>
    </style:style>
    <style:style style:family="table-row" style:name="Table4-row6" style:display-name="Table4.row6">
      <style:table-row-properties style:min-row-height="0.62cm"/>
    </style:style>
    <style:style style:family="table-row" style:name="Table4-row7" style:display-name="Table4.row7">
      <style:table-row-properties style:min-row-height="0.62cm"/>
    </style:style>
    <style:style style:family="table-row" style:name="Table4-row8" style:display-name="Table4.row8">
      <style:table-row-properties style:min-row-height="0.62cm"/>
    </style:style>
    <style:style style:family="table-row" style:name="Table4-row9" style:display-name="Table4.row9">
      <style:table-row-properties style:min-row-height="0.62cm"/>
    </style:style>
    <style:style style:family="table-row" style:name="Table4-row14" style:display-name="Table4.row14">
      <style:table-row-properties style:min-row-height="0.62cm"/>
    </style:style>
    <style:style style:family="table-row" style:name="Table4-row11" style:display-name="Table4.row11">
      <style:table-row-properties style:min-row-height="0.62cm"/>
    </style:style>
    <style:style style:family="table-row" style:name="Table4-row10" style:display-name="Table4.row10">
      <style:table-row-properties style:min-row-height="0.62cm"/>
    </style:style>
    <style:style style:family="table-row" style:name="Table4-row12" style:display-name="Table4.row12">
      <style:table-row-properties style:min-row-height="0.62cm"/>
    </style:style>
    <style:style style:family="table-row" style:name="Table4-row13" style:display-name="Table4.row13">
      <style:table-row-properties style:min-row-height="0.62cm"/>
    </style:style>
    <style:style style:family="table-row" style:name="Table3-row1" style:display-name="Table3.row1">
      <style:table-row-properties style:min-row-height="0.50cm"/>
    </style:style>
    <style:style style:family="table-row" style:name="Table3-row2" style:display-name="Table3.row2">
      <style:table-row-properties style:min-row-height="0.62cm"/>
    </style:style>
    <style:style style:family="table-row" style:name="Table3-row3" style:display-name="Table3.row3">
      <style:table-row-properties style:min-row-height="0.62cm"/>
    </style:style>
    <style:style style:family="table-row" style:name="Table3-row4" style:display-name="Table3.row4">
      <style:table-row-properties style:min-row-height="0.62cm"/>
    </style:style>
    <style:style style:family="table-row" style:name="Table3-row5" style:display-name="Table3.row5">
      <style:table-row-properties style:min-row-height="0.62cm"/>
    </style:style>
    <style:style style:family="table-row" style:name="Table3-row6" style:display-name="Table3.row6">
      <style:table-row-properties style:min-row-height="0.62cm"/>
    </style:style>
    <style:style style:family="table-row" style:name="Table4-row1" style:display-name="Table4.row1">
      <style:table-row-properties style:min-row-height="0.50cm"/>
    </style:style>
    <style:style style:family="table-row" style:name="Table4-row2" style:display-name="Table4.row2">
      <style:table-row-properties style:min-row-height="0.62cm"/>
    </style:style>
    <style:style style:family="table-cell" style:name="Table4-col2-row15" style:display-name="Table4_col2_row15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1-row5" style:display-name="Table4_col1_row5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2-row2" style:display-name="Table4_col2_row2">
      <style:table-cell-properties style:vertical-align="top" fo:border-left="0.72pt solid #000001" fo:border-right="0.72pt solid #000001" fo:border-top="0.72pt solid #000001" fo:border-bottom="0.72pt solid #000001"/>
    </style:style>
    <style:style style:family="table-cell" style:name="Table4-col1-row7" style:display-name="Table4_col1_row7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1-row8" style:display-name="Table4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5" style:display-name="Table4_col2_row5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2-row6" style:display-name="Table4_col2_row6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2-row7" style:display-name="Table4_col2_row7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2-row8" style:display-name="Table4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3-row5" style:display-name="Table4_col3_row5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3-row6" style:display-name="Table4_col3_row6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4-row3" style:display-name="Table4_col4_row3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3-row8" style:display-name="Table4_col3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3-row9" style:display-name="Table4_col3_row9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1-row9" style:display-name="Table4_col1_row9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4-row8" style:display-name="Table4_col4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4-row9" style:display-name="Table4_col4_row9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4-row10" style:display-name="Table4_col4_row10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2-row11" style:display-name="Table4_col2_row11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4-row12" style:display-name="Table4_col4_row12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2-row12" style:display-name="Table4_col2_row12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4-row14" style:display-name="Table4_col4_row14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3-col1-row5" style:display-name="Table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6" style:display-name="Table3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7" style:display-name="Table3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5" style:display-name="Table2_col1_row5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3-col1-row8" style:display-name="Table3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5" style:display-name="Table3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6" style:display-name="Table3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7" style:display-name="Table3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8" style:display-name="Table3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12" style:display-name="Table4_col1_row12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2-col2-row5" style:display-name="Table2_col2_row5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1-row13" style:display-name="Table4_col1_row13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3-row10" style:display-name="Table4_col3_row10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3-row11" style:display-name="Table4_col3_row11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3-row12" style:display-name="Table4_col3_row12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3-row13" style:display-name="Table4_col3_row13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3-row14" style:display-name="Table4_col3_row14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3-row15" style:display-name="Table4_col3_row15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1-row1" style:display-name="Table4_col1_row1">
      <style:table-cell-properties style:vertical-align="top" fo:border-left="0.72pt solid #000001" fo:border-right="0.72pt solid #000001" fo:border-top="0.72pt solid #000001" fo:border-bottom="0.72pt solid #000001" fo:background-color="#c9daf8"/>
    </style:style>
    <style:style style:family="table-cell" style:name="Table4-col1-row2" style:display-name="Table4_col1_row2">
      <style:table-cell-properties style:vertical-align="top" fo:border-left="0.72pt solid #000001" fo:border-right="0.72pt solid #000001" fo:border-top="0.72pt solid #000001" fo:border-bottom="0.72pt solid #000001"/>
    </style:style>
    <style:style style:family="table-cell" style:name="Table4-col1-row3" style:display-name="Table4_col1_row3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1-row4" style:display-name="Table4_col1_row4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2-row1" style:display-name="Table4_col2_row1">
      <style:table-cell-properties style:vertical-align="top" fo:border-left="0.72pt solid #000001" fo:border-right="0.72pt solid #000001" fo:border-top="0.72pt solid #000001" fo:border-bottom="0.72pt solid #000001" fo:background-color="#c9daf8"/>
    </style:style>
    <style:style style:family="table-cell" style:name="Table4-col1-row6" style:display-name="Table4_col1_row6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2-row3" style:display-name="Table4_col2_row3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2-row4" style:display-name="Table4_col2_row4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3-row1" style:display-name="Table4_col3_row1">
      <style:table-cell-properties style:vertical-align="top" fo:border-left="0.72pt solid #000001" fo:border-right="0.72pt solid #000001" fo:border-top="0.72pt solid #000001" fo:border-bottom="0.72pt solid #000001" fo:background-color="#c9daf8"/>
    </style:style>
    <style:style style:family="table-cell" style:name="Table4-col3-row2" style:display-name="Table4_col3_row2">
      <style:table-cell-properties style:vertical-align="top" fo:border-left="0.72pt solid #000001" fo:border-right="0.72pt solid #000001" fo:border-top="0.72pt solid #000001" fo:border-bottom="0.72pt solid #000001"/>
    </style:style>
    <style:style style:family="table-cell" style:name="Table4-col3-row3" style:display-name="Table4_col3_row3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3-row4" style:display-name="Table4_col3_row4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4-row1" style:display-name="Table4_col4_row1">
      <style:table-cell-properties style:vertical-align="top" fo:border-left="0.72pt solid #000001" fo:border-right="0.72pt solid #000001" fo:border-top="0.72pt solid #000001" fo:border-bottom="0.72pt solid #000001" fo:background-color="#c9daf8"/>
    </style:style>
    <style:style style:family="table-cell" style:name="Table4-col4-row2" style:display-name="Table4_col4_row2">
      <style:table-cell-properties style:vertical-align="top" fo:border-left="0.72pt solid #000001" fo:border-right="0.72pt solid #000001" fo:border-top="0.72pt solid #000001" fo:border-bottom="0.72pt solid #000001"/>
    </style:style>
    <style:style style:family="table-cell" style:name="Table4-col3-row7" style:display-name="Table4_col3_row7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4-row4" style:display-name="Table4_col4_row4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4-row5" style:display-name="Table4_col4_row5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4-row6" style:display-name="Table4_col4_row6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4-row7" style:display-name="Table4_col4_row7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3-col1-row1" style:display-name="Table3_col1_row1">
      <style:table-cell-properties style:vertical-align="top" fo:border-left="0.72pt solid #000001" fo:border-right="0.72pt solid #000001" fo:border-top="0.72pt solid #000001" fo:border-bottom="0.72pt solid #000001" fo:background-color="#c9daf8"/>
    </style:style>
    <style:style style:family="table-cell" style:name="Table3-col1-row2" style:display-name="Table3_col1_row2">
      <style:table-cell-properties style:vertical-align="top" fo:border-left="0.72pt solid #000001" fo:border-right="0.72pt solid #000001" fo:border-top="0.72pt solid #000001" fo:border-bottom="0.72pt solid #000001"/>
    </style:style>
    <style:style style:family="table-cell" style:name="Table3-col1-row3" style:display-name="Table3_col1_row3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3-col1-row4" style:display-name="Table3_col1_row4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3-col2-row1" style:display-name="Table3_col2_row1">
      <style:table-cell-properties style:vertical-align="top" fo:border-left="0.72pt solid #000001" fo:border-right="0.72pt solid #000001" fo:border-top="0.72pt solid #000001" fo:border-bottom="0.72pt solid #000001" fo:background-color="#c9daf8"/>
    </style:style>
    <style:style style:family="table-cell" style:name="Table3-col2-row2" style:display-name="Table3_col2_row2">
      <style:table-cell-properties style:vertical-align="top" fo:border-left="0.72pt solid #000001" fo:border-right="0.72pt solid #000001" fo:border-top="0.72pt solid #000001" fo:border-bottom="0.72pt solid #000001"/>
    </style:style>
    <style:style style:family="table-cell" style:name="Table3-col2-row3" style:display-name="Table3_col2_row3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3-col2-row4" style:display-name="Table3_col2_row4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3-col3-row1" style:display-name="Table3_col3_row1">
      <style:table-cell-properties style:vertical-align="top" fo:border-left="0.72pt solid #000001" fo:border-right="0.72pt solid #000001" fo:border-top="0.72pt solid #000001" fo:border-bottom="0.72pt solid #000001" fo:background-color="#c9daf8"/>
    </style:style>
    <style:style style:family="table-cell" style:name="Table3-col3-row2" style:display-name="Table3_col3_row2">
      <style:table-cell-properties style:vertical-align="top" fo:border-left="0.72pt solid #000001" fo:border-right="0.72pt solid #000001" fo:border-top="0.72pt solid #000001" fo:border-bottom="0.72pt solid #000001"/>
    </style:style>
    <style:style style:family="table-cell" style:name="Table3-col3-row3" style:display-name="Table3_col3_row3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3-col3-row4" style:display-name="Table3_col3_row4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3-col3-row5" style:display-name="Table3_col3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6" style:display-name="Table3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7" style:display-name="Table3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8" style:display-name="Table3_col3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9" style:display-name="Table4_col2_row9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2-col1-row1" style:display-name="Table2_col1_row1">
      <style:table-cell-properties style:vertical-align="top" fo:border-left="0.72pt solid #000001" fo:border-right="0.72pt solid #000001" fo:border-top="0.72pt solid #000001" fo:border-bottom="0.72pt solid #000001" fo:background-color="#c9daf8"/>
    </style:style>
    <style:style style:family="table-cell" style:name="Table2-col1-row2" style:display-name="Table2_col1_row2">
      <style:table-cell-properties style:vertical-align="top" fo:border-left="0.72pt solid #000001" fo:border-right="0.72pt solid #000001" fo:border-top="0.72pt solid #000001" fo:border-bottom="0.72pt solid #000001"/>
    </style:style>
    <style:style style:family="table-cell" style:name="Table2-col1-row3" style:display-name="Table2_col1_row3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2-col1-row4" style:display-name="Table2_col1_row4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2-col2-row1" style:display-name="Table2_col2_row1">
      <style:table-cell-properties style:vertical-align="top" fo:border-left="0.72pt solid #000001" fo:border-right="0.72pt solid #000001" fo:border-top="0.72pt solid #000001" fo:border-bottom="0.72pt solid #000001" fo:background-color="#c9daf8"/>
    </style:style>
    <style:style style:family="table-cell" style:name="Table2-col2-row2" style:display-name="Table2_col2_row2">
      <style:table-cell-properties style:vertical-align="top" fo:border-left="0.72pt solid #000001" fo:border-right="0.72pt solid #000001" fo:border-top="0.72pt solid #000001" fo:border-bottom="0.72pt solid #000001"/>
    </style:style>
    <style:style style:family="table-cell" style:name="Table2-col2-row3" style:display-name="Table2_col2_row3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2-col2-row4" style:display-name="Table2_col2_row4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2-col3-row1" style:display-name="Table2_col3_row1">
      <style:table-cell-properties style:vertical-align="top" fo:border-left="0.72pt solid #000001" fo:border-right="0.72pt solid #000001" fo:border-top="0.72pt solid #000001" fo:border-bottom="0.72pt solid #000001" fo:background-color="#c9daf8"/>
    </style:style>
    <style:style style:family="table-cell" style:name="Table2-col3-row2" style:display-name="Table2_col3_row2">
      <style:table-cell-properties style:vertical-align="top" fo:border-left="0.72pt solid #000001" fo:border-right="0.72pt solid #000001" fo:border-top="0.72pt solid #000001" fo:border-bottom="0.72pt solid #000001"/>
    </style:style>
    <style:style style:family="table-cell" style:name="Table2-col3-row3" style:display-name="Table2_col3_row3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2-col3-row4" style:display-name="Table2_col3_row4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2-col3-row5" style:display-name="Table2_col3_row5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1-row10" style:display-name="Table4_col1_row10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1-row11" style:display-name="Table4_col1_row11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1-col1-row1" style:display-name="Table1_col1_row1">
      <style:table-cell-properties style:vertical-align="top" fo:border-left="0.72pt solid #ffffff" fo:border-right="0.72pt solid #ffffff" fo:border-top="0.72pt solid #ffffff" fo:border-bottom="0.72pt solid #ffffff" fo:background-color="#efefef"/>
    </style:style>
    <style:style style:family="table-cell" style:name="Table1-col1-row2" style:display-name="Table1_col1_row2">
      <style:table-cell-properties style:vertical-align="top" fo:border-left="0.72pt solid #ffffff" fo:border-right="0.72pt solid #ffffff" fo:border-top="0.72pt solid #ffffff" fo:border-bottom="0.72pt solid #ffffff" fo:background-color="#efefef"/>
    </style:style>
    <style:style style:family="table-cell" style:name="Table4-col1-row14" style:display-name="Table4_col1_row14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1-row15" style:display-name="Table4_col1_row15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1-col2-row1" style:display-name="Table1_col2_row1">
      <style:table-cell-properties style:vertical-align="top" fo:border-left="0.72pt solid #ffffff" fo:border-right="0.72pt solid #ffffff" fo:border-top="0.72pt solid #ffffff" fo:border-bottom="0.72pt solid #ffffff" fo:background-color="#efefef"/>
    </style:style>
    <style:style style:family="table-cell" style:name="Table1-col2-row2" style:display-name="Table1_col2_row2">
      <style:table-cell-properties style:vertical-align="middle" fo:border-left="0.72pt solid #ffffff" fo:border-right="0.72pt solid #ffffff" fo:border-top="0.72pt solid #ffffff" fo:border-bottom="0.72pt solid #ffffff" fo:background-color="#efefef"/>
    </style:style>
    <style:style style:family="table-cell" style:name="Table4-col4-row13" style:display-name="Table4_col4_row13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2-row10" style:display-name="Table4_col2_row10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4-row15" style:display-name="Table4_col4_row15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2-row13" style:display-name="Table4_col2_row13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2-row14" style:display-name="Table4_col2_row14">
      <style:table-cell-properties style:vertical-align="top" fo:border-left="0.72pt solid #000001" fo:border-right="0.72pt solid #000001" fo:border-top="0.72pt solid #000000" fo:border-bottom="0.72pt solid #000001"/>
    </style:style>
    <style:style style:family="table-cell" style:name="Table4-col4-row11" style:display-name="Table4_col4_row11">
      <style:table-cell-properties style:vertical-align="top" fo:border-left="0.72pt solid #000001" fo:border-right="0.72pt solid #000001" fo:border-top="0.72pt solid #000000" fo:border-bottom="0.72pt solid #000001"/>
    </style:style>
    <style:page-layout style:name="PLayout2">
      <style:page-layout-properties fo:margin-top="0.000000cm" fo:margin-bottom="1.270000cm" fo:margin-left="2.54cm" fo:margin-right="2.54cm" fo:background-color="#ffffff"/>
      <style:header-style>
        <style:header-footer-properties svg:height="3.910584cm"/>
      </style:header-style>
      <style:footer-style>
        <style:header-footer-properties svg:height="2.439000cm"/>
      </style:footer-style>
    </style:page-layout>
    <style:page-layout style:name="Standard">
      <style:page-layout-properties fo:margin-top="0.000000cm" fo:margin-bottom="1.270000cm" fo:margin-left="2.54cm" fo:margin-right="2.54cm" fo:background-color="#ffffff"/>
      <style:header-style>
        <style:header-footer-properties svg:height="3.910584cm"/>
      </style:header-style>
      <style:footer-style>
        <style:header-footer-properties svg:height="2.439000cm"/>
      </style:footer-style>
    </style:page-layout>
  </office:automatic-styles>
  <office:body>
    <office:text>
      <text:section text:style-name="Sect1" text:name="Section1">
        <text:p text:style-name="P1"><text:bookmark-start text:name="_j6tf2leztpx8"/><text:bookmark-end text:name="_j6tf2leztpx8"/></text:p>
        <text:p text:style-name="P2"><text:bookmark-start text:name="_gwoie9a662ts"/><text:bookmark-end text:name="_gwoie9a662ts"/>Projet LogicGate</text:p>
        <text:p text:style-name="P3"><text:bookmark-start text:name="_6ssryf72fcgc"/><text:bookmark-end text:name="_6ssryf72fcgc"/>Master 1 Informatique — Génie Logiciel — Projet Phase 2</text:p>
        <text:p text:style-name="P4"><text:span text:style-name="T1">Past Sprint : </text:span><text:span text:style-name="T2">&lt;n&gt; <text:s text:c="2"/></text:span><text:span text:style-name="T1">Next Sprint : </text:span><text:span text:style-name="T2">&lt;n+1&gt; </text:span></text:p>
        <text:p text:style-name="P4"><text:span text:style-name="T1">Durée de Sprint:</text:span><text:span text:style-name="T2"> &lt;2 sem.&gt;</text:span></text:p>
        <text:p text:style-name="P5"/>
        <text:p text:style-name="P6"/>
        <text:p text:style-name="P6"/>
        <text:p text:style-name="P6">Participants</text:p>
        <text:p text:style-name="P6"/>
        <text:p text:style-name="P7"/>
        <table:table table:name="Table1" table:style-name="Table1">
          <table:table-column table:style-name="Table1.col1"/>
          <table:table-column table:style-name="Table1.col2"/>
          <table:table-row>
            <table:table-cell table:style-name="Table1_col1_row1">
              <text:p text:style-name="P8">Développeur(s)</text:p>
            </table:table-cell>
            <table:table-cell table:style-name="Table1_col2_row1">
              <text:p text:style-name="P8">Lucas, Johan, Chiheb, Timothie</text:p>
            </table:table-cell>
          </table:table-row>
          <table:table-row>
            <table:table-cell table:style-name="Table1_col1_row2">
              <text:p text:style-name="P8">Scrum Master</text:p>
            </table:table-cell>
            <table:table-cell table:style-name="Table1_col2_row2">
              <text:p text:style-name="P8">Masque</text:p>
            </table:table-cell>
          </table:table-row>
        </table:table>
        <text:p text:style-name="P6"/>
        <text:p text:style-name="P6"/>
        <text:p text:style-name="P6">Definition of Done</text:p>
        <text:p text:style-name="P6"/>
        <text:p text:style-name="P7"/>
        <text:p text:style-name="P6"> </text:p>
        <text:p text:style-name="P6">Dans notre équipe, et donc dans ce document, nous définissons une tâche faite comme :</text:p>
        <text:p text:style-name="P6">- La tâche est testée fonctionnelle.</text:p>
        <text:p text:style-name="P6">- Si la tâche comprend du code, il est commenté et les spécifications sont complètes.</text:p>
        <text:p text:style-name="P6">- La tâche est vérifiée et validée par un autre membre de l’équipe.</text:p>
        <text:p text:style-name="P6">- La tâche complétée est compatible avec la structure finale du projet.</text:p>
        <text:p text:style-name="P6"/>
        <text:p text:style-name="P6"/>
        <text:p text:style-name="P6">Definition du Point de charge</text:p>
        <text:p text:style-name="P6"/>
        <text:p text:style-name="P7"/>
        <text:p text:style-name="P6"> </text:p>
        <text:p text:style-name="P6">Dans notre équipe, et donc dans ce document, nous définissons un point de charge comme une valeur arbitraire quantifiant le temps d’exécution d’une tâche par rapport aux autres tâches définies. <text:s/></text:p>
        <text:p text:style-name="P9"/>
        <text:p text:style-name="P6"/>
        <text:p text:style-name="P10">Past sprint backlog</text:p>
        <text:p text:style-name="P11"/>
        <text:p text:style-name="P12">Ce qui a été fait à 100% répond entièrement à notre “définition of done”.</text:p>
        <table:table table:name="Table2" table:style-name="Table2">
          <table:table-column table:style-name="Table2.col1"/>
          <table:table-column table:style-name="Table2.col2"/>
          <table:table-column table:style-name="Table2.col3"/>
          <table:table-row>
            <table:table-cell table:style-name="Table2_col1_row1">
              <text:p text:style-name="P13">Item</text:p>
            </table:table-cell>
            <table:table-cell table:style-name="Table2_col2_row1">
              <text:p text:style-name="P13">Charge </text:p>
            </table:table-cell>
            <table:table-cell table:style-name="Table2_col3_row1">
              <text:p text:style-name="P14">Fait (%)</text:p>
            </table:table-cell>
          </table:table-row>
          <table:table-row>
            <table:table-cell table:style-name="Table2_col1_row2">
              <text:p text:style-name="P13">Découverte Python</text:p>
            </table:table-cell>
            <table:table-cell table:style-name="Table2_col2_row2">
              <text:p text:style-name="P14">3</text:p>
            </table:table-cell>
            <table:table-cell table:style-name="Table2_col3_row2">
              <text:p text:style-name="P14">100</text:p>
            </table:table-cell>
          </table:table-row>
          <table:table-row>
            <table:table-cell table:style-name="Table2_col1_row3">
              <text:p text:style-name="P14">Apprentissage Kivy</text:p>
            </table:table-cell>
            <table:table-cell table:style-name="Table2_col2_row3">
              <text:p text:style-name="P14">5</text:p>
            </table:table-cell>
            <table:table-cell table:style-name="Table2_col3_row3">
              <text:p text:style-name="P14">50</text:p>
            </table:table-cell>
          </table:table-row>
          <table:table-row>
            <table:table-cell table:style-name="Table2_col1_row4">
              <text:p text:style-name="P15">Conception des structures de données</text:p>
            </table:table-cell>
            <table:table-cell table:style-name="Table2_col2_row4">
              <text:p text:style-name="P16">2</text:p>
            </table:table-cell>
            <table:table-cell table:style-name="Table2_col3_row4">
              <text:p text:style-name="P16">75</text:p>
            </table:table-cell>
          </table:table-row>
          <table:table-row>
            <table:table-cell table:style-name="Table2_col1_row5">
              <text:p text:style-name="P15">Menu Titre </text:p>
            </table:table-cell>
            <table:table-cell table:style-name="Table2_col2_row5">
              <text:p text:style-name="P15">2</text:p>
            </table:table-cell>
            <table:table-cell table:style-name="Table2_col3_row5">
              <text:p text:style-name="P15">50</text:p>
            </table:table-cell>
          </table:table-row>
        </table:table>
        <text:p text:style-name="P6"/>
        <text:p text:style-name="P6"/>
        <text:p text:style-name="P17">Next sprint backlog</text:p>
        <text:p text:style-name="P6"/>
        <text:p text:style-name="P12">Ceci est un sous-ensemble du Product backlog.</text:p>
        <table:table table:name="Table3" table:style-name="Table3">
          <table:table-column table:style-name="Table3.col1"/>
          <table:table-column table:style-name="Table3.col2"/>
          <table:table-column table:style-name="Table3.col3"/>
          <table:table-row table:style-name="Table3.row1">
            <table:table-cell table:style-name="Table3_col1_row1">
              <text:p text:style-name="P13">Item</text:p>
            </table:table-cell>
            <table:table-cell table:style-name="Table3_col2_row1">
              <text:p text:style-name="P14">Charge</text:p>
            </table:table-cell>
            <table:table-cell table:style-name="Table3_col3_row1">
              <text:p text:style-name="P13">Par qui?</text:p>
            </table:table-cell>
          </table:table-row>
          <table:table-row table:style-name="Table3.row2">
            <table:table-cell table:style-name="Table3_col1_row2">
              <text:p text:style-name="P14"><text:span text:style-name="T3">Apprentissage Kivy</text:span></text:p>
            </table:table-cell>
            <table:table-cell table:style-name="Table3_col2_row2">
              <text:p text:style-name="P13"><text:span text:style-name="T3">5</text:span></text:p>
            </table:table-cell>
            <table:table-cell table:style-name="Table3_col3_row2">
              <text:p text:style-name="P14"><text:span text:style-name="T3">Tous</text:span></text:p>
            </table:table-cell>
          </table:table-row>
          <table:table-row table:style-name="Table3.row3">
            <table:table-cell table:style-name="Table3_col1_row3">
              <text:p text:style-name="P15"><text:span text:style-name="T3">Conception des structures de données</text:span></text:p>
            </table:table-cell>
            <table:table-cell table:style-name="Table3_col2_row3">
              <text:p text:style-name="P16"><text:span text:style-name="T3">2</text:span></text:p>
            </table:table-cell>
            <table:table-cell table:style-name="Table3_col3_row3">
              <text:p text:style-name="P15"><text:span text:style-name="T3">Lucas</text:span></text:p>
            </table:table-cell>
          </table:table-row>
          <table:table-row table:style-name="Table3.row4">
            <table:table-cell table:style-name="Table3_col1_row4">
              <text:p text:style-name="P16"><text:span text:style-name="T3">Menu Titre </text:span></text:p>
            </table:table-cell>
            <table:table-cell table:style-name="Table3_col2_row4">
              <text:p text:style-name="P16"><text:span text:style-name="T3">2</text:span></text:p>
            </table:table-cell>
            <table:table-cell table:style-name="Table3_col3_row4">
              <text:p text:style-name="P16"><text:span text:style-name="T3">Tim</text:span></text:p>
            </table:table-cell>
          </table:table-row>
          <table:table-row table:style-name="Table3.row5">
            <table:table-cell table:style-name="Table3_col1_row5">
              <text:p text:style-name="P16"><text:span text:style-name="T3">Conception de l’architecture</text:span></text:p>
            </table:table-cell>
            <table:table-cell table:style-name="Table3_col2_row5">
              <text:p text:style-name="P15"><text:span text:style-name="T3">3</text:span></text:p>
            </table:table-cell>
            <table:table-cell table:style-name="Table3_col3_row5">
              <text:p text:style-name="P16"><text:span text:style-name="T3">Johan</text:span></text:p>
            </table:table-cell>
          </table:table-row>
          <table:table-row table:style-name="Table3.row6">
            <table:table-cell table:style-name="Table3_col1_row6">
              <text:p text:style-name="P15"><text:span text:style-name="T3">Design de l’interface de jeu</text:span></text:p>
            </table:table-cell>
            <table:table-cell table:style-name="Table3_col2_row6">
              <text:p text:style-name="P15"><text:span text:style-name="T3">5</text:span></text:p>
            </table:table-cell>
            <table:table-cell table:style-name="Table3_col3_row6">
              <text:p text:style-name="P16"><text:span text:style-name="T3">Tim</text:span></text:p>
            </table:table-cell>
          </table:table-row>
          <table:table-row>
            <table:table-cell table:style-name="Table3_col1_row7">
              <text:p text:style-name="P15"><text:span text:style-name="T3">Gestion des fils</text:span></text:p>
            </table:table-cell>
            <table:table-cell table:style-name="Table3_col2_row7">
              <text:p text:style-name="P15"><text:span text:style-name="T3">5</text:span></text:p>
            </table:table-cell>
            <table:table-cell table:style-name="Table3_col3_row7">
              <text:p text:style-name="P15"><text:span text:style-name="T3">Lucas</text:span></text:p>
            </table:table-cell>
          </table:table-row>
          <table:table-row>
            <table:table-cell table:style-name="Table3_col1_row8">
              <text:p text:style-name="P15"><text:span text:style-name="T3">Gestion des portes</text:span></text:p>
            </table:table-cell>
            <table:table-cell table:style-name="Table3_col2_row8">
              <text:p text:style-name="P15"><text:span text:style-name="T3">3</text:span></text:p>
            </table:table-cell>
            <table:table-cell table:style-name="Table3_col3_row8">
              <text:p text:style-name="P15"><text:span text:style-name="T3">Chiheb</text:span></text:p>
            </table:table-cell>
          </table:table-row>
        </table:table>
        <text:p text:style-name="P6"/>
        <text:p text:style-name="P6"/>
        <text:p text:style-name="P17">Product backlog</text:p>
        <text:p text:style-name="P17"/>
        <text:p text:style-name="P18">Valeur: 4=Indispensable, 3=Important, 2=Souhaitable, 1=Joli, 0=Inutile</text:p>
        <text:p text:style-name="P18">Risque: 4=Impossible, 3=Fort, 2=Faisable, 1=Facile, 0=Aucun</text:p>
        <text:p text:style-name="P18">Charge: voir notre définition.</text:p>
        <table:table table:name="Table4" table:style-name="Table4">
          <table:table-column table:style-name="Table4.col1"/>
          <table:table-column table:style-name="Table4.col2"/>
          <table:table-column table:style-name="Table4.col3"/>
          <table:table-column table:style-name="Table4.col4"/>
          <table:table-row table:style-name="Table4.row1">
            <table:table-cell table:style-name="Table4_col1_row1">
              <text:p text:style-name="P15">Item</text:p>
            </table:table-cell>
            <table:table-cell table:style-name="Table4_col2_row1">
              <text:p text:style-name="P16">Valeur</text:p>
            </table:table-cell>
            <table:table-cell table:style-name="Table4_col3_row1">
              <text:p text:style-name="P16">Charge</text:p>
            </table:table-cell>
            <table:table-cell table:style-name="Table4_col4_row1">
              <text:p text:style-name="P16">Risque</text:p>
            </table:table-cell>
          </table:table-row>
          <table:table-row table:style-name="Table4.row2">
            <table:table-cell table:style-name="Table4_col1_row2">
              <text:p text:style-name="P13">Apprentissage Kivy</text:p>
            </table:table-cell>
            <table:table-cell table:style-name="Table4_col2_row2">
              <text:p text:style-name="P13">4</text:p>
            </table:table-cell>
            <table:table-cell table:style-name="Table4_col3_row2">
              <text:p text:style-name="P13">5</text:p>
            </table:table-cell>
            <table:table-cell table:style-name="Table4_col4_row2">
              <text:p text:style-name="P15">1</text:p>
            </table:table-cell>
          </table:table-row>
          <table:table-row table:style-name="Table4.row3">
            <table:table-cell table:style-name="Table4_col1_row3">
              <text:p text:style-name="P13">(Re)Découverte Python</text:p>
            </table:table-cell>
            <table:table-cell table:style-name="Table4_col2_row3">
              <text:p text:style-name="P13">4</text:p>
            </table:table-cell>
            <table:table-cell table:style-name="Table4_col3_row3">
              <text:p text:style-name="P14">2</text:p>
            </table:table-cell>
            <table:table-cell table:style-name="Table4_col4_row3">
              <text:p text:style-name="P15">1</text:p>
            </table:table-cell>
          </table:table-row>
          <table:table-row table:style-name="Table4.row4">
            <table:table-cell table:style-name="Table4_col1_row4">
              <text:p text:style-name="P16">Conception de l’architecture</text:p>
            </table:table-cell>
            <table:table-cell table:style-name="Table4_col2_row4">
              <text:p text:style-name="P16">4</text:p>
            </table:table-cell>
            <table:table-cell table:style-name="Table4_col3_row4">
              <text:p text:style-name="P16">3</text:p>
            </table:table-cell>
            <table:table-cell table:style-name="Table4_col4_row4">
              <text:p text:style-name="P16">3</text:p>
            </table:table-cell>
          </table:table-row>
          <table:table-row table:style-name="Table4.row5">
            <table:table-cell table:style-name="Table4_col1_row5">
              <text:p text:style-name="P15">Conception des structures de données</text:p>
            </table:table-cell>
            <table:table-cell table:style-name="Table4_col2_row5">
              <text:p text:style-name="P16">4</text:p>
            </table:table-cell>
            <table:table-cell table:style-name="Table4_col3_row5">
              <text:p text:style-name="P16">1</text:p>
            </table:table-cell>
            <table:table-cell table:style-name="Table4_col4_row5">
              <text:p text:style-name="P16">3</text:p>
            </table:table-cell>
          </table:table-row>
          <table:table-row table:style-name="Table4.row6">
            <table:table-cell table:style-name="Table4_col1_row6">
              <text:p text:style-name="P16">Design de l’interface de jeu </text:p>
            </table:table-cell>
            <table:table-cell table:style-name="Table4_col2_row6">
              <text:p text:style-name="P16">4</text:p>
            </table:table-cell>
            <table:table-cell table:style-name="Table4_col3_row6">
              <text:p text:style-name="P16">4</text:p>
            </table:table-cell>
            <table:table-cell table:style-name="Table4_col4_row6">
              <text:p text:style-name="P16">3</text:p>
            </table:table-cell>
          </table:table-row>
          <table:table-row table:style-name="Table4.row7">
            <table:table-cell table:style-name="Table4_col1_row7">
              <text:p text:style-name="P16">Gestion des fils</text:p>
            </table:table-cell>
            <table:table-cell table:style-name="Table4_col2_row7">
              <text:p text:style-name="P15">4</text:p>
            </table:table-cell>
            <table:table-cell table:style-name="Table4_col3_row7">
              <text:p text:style-name="P16">5</text:p>
            </table:table-cell>
            <table:table-cell table:style-name="Table4_col4_row7">
              <text:p text:style-name="P15">3</text:p>
            </table:table-cell>
          </table:table-row>
          <table:table-row table:style-name="Table4.row8">
            <table:table-cell table:style-name="Table4_col1_row8">
              <text:p text:style-name="P15">Gestion dynamique du parcours des fils</text:p>
            </table:table-cell>
            <table:table-cell table:style-name="Table4_col2_row8">
              <text:p text:style-name="P15">3</text:p>
            </table:table-cell>
            <table:table-cell table:style-name="Table4_col3_row8">
              <text:p text:style-name="P16">5</text:p>
            </table:table-cell>
            <table:table-cell table:style-name="Table4_col4_row8">
              <text:p text:style-name="P15">3</text:p>
            </table:table-cell>
          </table:table-row>
          <table:table-row table:style-name="Table4.row9">
            <table:table-cell table:style-name="Table4_col1_row9">
              <text:p text:style-name="P16">Gestion des portes</text:p>
            </table:table-cell>
            <table:table-cell table:style-name="Table4_col2_row9">
              <text:p text:style-name="P16">4</text:p>
            </table:table-cell>
            <table:table-cell table:style-name="Table4_col3_row9">
              <text:p text:style-name="P16">3</text:p>
            </table:table-cell>
            <table:table-cell table:style-name="Table4_col4_row9">
              <text:p text:style-name="P16">2</text:p>
            </table:table-cell>
          </table:table-row>
          <table:table-row table:style-name="Table4.row10">
            <table:table-cell table:style-name="Table4_col1_row10">
              <text:p text:style-name="P16">Menu Titre </text:p>
            </table:table-cell>
            <table:table-cell table:style-name="Table4_col2_row10">
              <text:p text:style-name="P16">2</text:p>
            </table:table-cell>
            <table:table-cell table:style-name="Table4_col3_row10">
              <text:p text:style-name="P15">1</text:p>
            </table:table-cell>
            <table:table-cell table:style-name="Table4_col4_row10">
              <text:p text:style-name="P16">1</text:p>
            </table:table-cell>
          </table:table-row>
          <table:table-row table:style-name="Table4.row11">
            <table:table-cell table:style-name="Table4_col1_row11">
              <text:p text:style-name="P16">Évaluation des sorties</text:p>
            </table:table-cell>
            <table:table-cell table:style-name="Table4_col2_row11">
              <text:p text:style-name="P16">4</text:p>
            </table:table-cell>
            <table:table-cell table:style-name="Table4_col3_row11">
              <text:p text:style-name="P16">2</text:p>
            </table:table-cell>
            <table:table-cell table:style-name="Table4_col4_row11">
              <text:p text:style-name="P15">2</text:p>
            </table:table-cell>
          </table:table-row>
          <table:table-row table:style-name="Table4.row12">
            <table:table-cell table:style-name="Table4_col1_row12">
              <text:p text:style-name="P16">Design des puzzles</text:p>
            </table:table-cell>
            <table:table-cell table:style-name="Table4_col2_row12">
              <text:p text:style-name="P16">1</text:p>
            </table:table-cell>
            <table:table-cell table:style-name="Table4_col3_row12">
              <text:p text:style-name="P16">4</text:p>
            </table:table-cell>
            <table:table-cell table:style-name="Table4_col4_row12">
              <text:p text:style-name="P16">2</text:p>
            </table:table-cell>
          </table:table-row>
          <table:table-row table:style-name="Table4.row13">
            <table:table-cell table:style-name="Table4_col1_row13">
              <text:p text:style-name="P15">Design des portes</text:p>
            </table:table-cell>
            <table:table-cell table:style-name="Table4_col2_row13">
              <text:p text:style-name="P16">1</text:p>
            </table:table-cell>
            <table:table-cell table:style-name="Table4_col3_row13">
              <text:p text:style-name="P16">2</text:p>
            </table:table-cell>
            <table:table-cell table:style-name="Table4_col4_row13">
              <text:p text:style-name="P16">2</text:p>
            </table:table-cell>
          </table:table-row>
          <table:table-row table:style-name="Table4.row14">
            <table:table-cell table:style-name="Table4_col1_row14">
              <text:p text:style-name="P15">Design des boutons</text:p>
            </table:table-cell>
            <table:table-cell table:style-name="Table4_col2_row14">
              <text:p text:style-name="P15">1</text:p>
            </table:table-cell>
            <table:table-cell table:style-name="Table4_col3_row14">
              <text:p text:style-name="P16">2</text:p>
            </table:table-cell>
            <table:table-cell table:style-name="Table4_col4_row14">
              <text:p text:style-name="P15">2</text:p>
            </table:table-cell>
          </table:table-row>
          <table:table-row>
            <table:table-cell table:style-name="Table4_col1_row15">
              <text:p text:style-name="P15">Sound Design (Jojo)</text:p>
            </table:table-cell>
            <table:table-cell table:style-name="Table4_col2_row15">
              <text:p text:style-name="P15">1</text:p>
            </table:table-cell>
            <table:table-cell table:style-name="Table4_col3_row15">
              <text:p text:style-name="P15">3</text:p>
            </table:table-cell>
            <table:table-cell table:style-name="Table4_col4_row15">
              <text:p text:style-name="P15">2</text:p>
            </table:table-cell>
          </table:table-row>
        </table:table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rebuchet MS" svg:font-family="Trebuchet MS"/>
    <style:font-face style:name="Caladea" svg:font-family="Caladea"/>
  </office:font-face-decls>
  <office:styles>
    <style:default-style style:family="paragraph">
      <style:paragraph-properties style:tab-stop-distance="1.27cm"/>
    </style:default-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>
      <style:paragraph-properties fo:text-align="left" fo:text-indent="0cm" fo:line-height="115%" fo:widows="2" fo:orphans="2" fo:margin-left="0cm" fo:margin-right="0cm" fo:margin-top="0cm" fo:margin-bottom="0cm" style:writing-mode="lr" fo:padding-bottom="0cm" fo:padding-left="0cm" fo:padding-right="0cm" fo:padding-top="0cm"/>
      <style:text-properties fo:color="#000000" style:font-name="Arial" fo:font-size="11pt" fo:language="fr" fo:country="FR" fo:font-weight="normal" fo:text-transform="none"/>
    </style:style>
    <style:style style:family="paragraph" style:name="Title" style:display-name="Title" style:parent-style-name="normal" style:next-style-name="Normal">
      <style:paragraph-properties fo:line-height="100%" fo:margin-top="0cm" fo:margin-bottom="0cm" fo:keep-with-next="always"/>
      <style:text-properties style:font-name="Trebuchet MS" fo:font-size="21pt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normal" style:display-name="normal" style:next-style-name="normal">
      <style:paragraph-properties fo:text-align="left" fo:widows="2" fo:orphans="2" style:writing-mode="lr"/>
    </style:style>
    <style:style style:family="paragraph" style:name="Heading-6" style:display-name="Heading 6" style:parent-style-name="normal" style:next-style-name="Normal">
      <style:paragraph-properties fo:line-height="100%" fo:margin-top="0.282cm" fo:margin-bottom="0cm" fo:keep-with-next="always"/>
      <style:text-properties fo:color="#666666" style:font-name="Trebuchet MS" fo:font-size="11pt" fo:font-style="italic"/>
    </style:style>
    <style:style style:family="paragraph" style:name="Heading-1" style:display-name="Heading 1" style:parent-style-name="normal" style:next-style-name="Normal">
      <style:paragraph-properties fo:line-height="100%" fo:margin-top="0.353cm" fo:margin-bottom="0cm" fo:keep-with-next="always"/>
      <style:text-properties style:font-name="Trebuchet MS" fo:font-size="16pt"/>
    </style:style>
    <style:style style:family="paragraph" style:name="Heading-2" style:display-name="Heading 2" style:parent-style-name="normal" style:next-style-name="Normal">
      <style:paragraph-properties fo:line-height="100%" fo:margin-top="0.353cm" fo:margin-bottom="0cm" fo:keep-with-next="always"/>
      <style:text-properties style:font-name="Trebuchet MS" fo:font-size="13pt" fo:font-weight="bold"/>
    </style:style>
    <style:style style:family="paragraph" style:name="Heading-3" style:display-name="Heading 3" style:parent-style-name="normal" style:next-style-name="Normal">
      <style:paragraph-properties fo:line-height="100%" fo:margin-top="0.282cm" fo:margin-bottom="0cm" fo:keep-with-next="always"/>
      <style:text-properties fo:color="#666666" style:font-name="Trebuchet MS" fo:font-size="12pt" fo:font-weight="bold"/>
    </style:style>
    <style:style style:family="paragraph" style:name="Heading-4" style:display-name="Heading 4" style:parent-style-name="normal" style:next-style-name="Normal">
      <style:paragraph-properties fo:line-height="100%" fo:margin-top="0.282cm" fo:margin-bottom="0cm" fo:keep-with-next="always"/>
      <style:text-properties fo:color="#666666" style:text-underline-type="single" style:font-name="Trebuchet MS" fo:font-size="11pt"/>
    </style:style>
    <style:style style:family="paragraph" style:name="Heading-5" style:display-name="Heading 5" style:parent-style-name="normal" style:next-style-name="Normal">
      <style:paragraph-properties fo:line-height="100%" fo:margin-top="0.282cm" fo:margin-bottom="0cm" fo:keep-with-next="always"/>
      <style:text-properties fo:color="#666666" style:font-name="Trebuchet MS" fo:font-size="11pt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Caladea" fo:font-size="14pt"/>
    </style:style>
    <style:style style:family="paragraph" style:name="Subtitle" style:display-name="Subtitle" style:parent-style-name="normal" style:next-style-name="Normal">
      <style:paragraph-properties fo:line-height="100%" fo:margin-top="0cm" fo:margin-bottom="0.353cm" fo:keep-with-next="always"/>
      <style:text-properties fo:color="#666666" style:font-name="Trebuchet MS" fo:font-size="13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graphic" style:name="Graphics" style:display-name="Graphics"/>
  </office:styles>
  <office:automatic-styles>
    <style:style style:family="paragraph" style:name="P2" style:display-name="P2" style:parent-style-name="Normal">
      <style:paragraph-properties fo:text-align="end" fo:text-indent="0cm" fo:margin-left="0cm" fo:margin-right="0cm" fo:margin-top="0cm" fo:margin-bottom="0cm" fo:padding-bottom="0cm" fo:padding-left="0cm" fo:padding-right="0cm" fo:padding-top="0cm"/>
      <style:text-properties fo:color="#666666"/>
    </style:style>
    <style:style style:family="paragraph" style:name="P3" style:display-name="P3" style:parent-style-name="Normal">
      <style:paragraph-properties fo:text-align="end" fo:text-indent="0cm" fo:margin-left="0cm" fo:margin-right="0cm" fo:margin-top="0cm" fo:margin-bottom="0cm" fo:padding-bottom="0cm" fo:padding-left="0cm" fo:padding-right="0cm" fo:padding-top="0cm"/>
    </style:style>
    <style:style style:family="paragraph" style:name="P4" style:display-name="P4" style:parent-style-name="Normal">
      <style:paragraph-properties fo:text-align="end" fo:margin-top="0cm" fo:margin-bottom="0cm" fo:padding-bottom="0cm" fo:padding-left="0cm" fo:padding-right="0cm" fo:padding-top="0cm"/>
    </style:style>
    <style:style style:family="paragraph" style:name="P1" style:display-name="P1" style:parent-style-name="Normal">
      <style:paragraph-properties fo:margin-top="0cm" fo:margin-bottom="0cm" fo:padding-bottom="0cm" fo:padding-left="0cm" fo:padding-right="0cm" fo:padding-top="0cm"/>
    </style:style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Standard">
      <style:page-layout-properties fo:page-width="8.267717in" fo:page-height="11.692913in" style:print-orientation="portrait" fo:margin-top="0.000000cm" fo:margin-bottom="1.270000cm" fo:margin-left="2.54cm" fo:margin-right="2.54cm" fo:background-color="#ffffff"/>
      <style:header-style>
        <style:header-footer-properties svg:height="3.910584cm"/>
      </style:header-style>
      <style:footer-style>
        <style:header-footer-properties svg:height="2.439000cm"/>
      </style:footer-style>
    </style:page-layout>
  </office:automatic-styles>
  <office:master-styles>
    <style:master-page style:name="Standard" style:page-layout-name="Standard">
      <style:header>
        <text:p text:style-name="P1"><draw:frame text:anchor-type="as-char" draw:z-index="0" draw:style-name="graphic1" svg:width="6.1cm" svg:height="1.88cm"><draw:image xlink:href="Pictures/0.jpg" xlink:type="simple" xlink:show="embed" xlink:actuate="onLoad"/></draw:frame></text:p>
        <text:p text:style-name="P2">Date de fin de sprint</text:p>
        <text:p text:style-name="P3">Projet Phase 2 / <text:s/>LogicGate</text:p>
        <text:p text:style-name="P2">Equipe Y : Lucas, Johan, Chiheb, Timothie</text:p>
      </style:header>
      <style:footer>
        <text:p text:style-name="P4"><text:page-number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Wed Oct 18 16:24:33 2017
</meta:creation-date>
    <dc:date>Wed Oct 18 16:32:55 2017
</dc:date>
  </office:meta>
</office:document-meta>
</file>